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0dff4f" officeooo:paragraph-rsid="000ae6c4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dff4f" officeooo:paragraph-rsid="000ae6c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e63ec" officeooo:paragraph-rsid="000e63ec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01b88" officeooo:paragraph-rsid="00101b8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1cfd8" officeooo:paragraph-rsid="0011cfd8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4ae39" officeooo:paragraph-rsid="0014ae39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dff4f" officeooo:paragraph-rsid="000ae6c4" fo:background-color="#ffff00" style:font-size-asian="10.5pt" style:font-size-complex="12pt"/>
    </style:style>
    <style:style style:name="T1" style:family="text">
      <style:text-properties officeooo:rsid="0012e3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 Oriented Programming in python </text:p>
      <text:p text:style-name="P1"/>
      <text:p text:style-name="P2">In python every datatype is an object that has been instanciated by some class. </text:p>
      <text:p text:style-name="P2"/>
      <text:p text:style-name="P2">So Calsses are basically used to create our own datatypes, which can be reused in future. </text:p>
      <text:p text:style-name="P2"/>
      <text:p text:style-name="P2">There are two parts in class creation, </text:p>
      <text:p text:style-name="P2">1. class declaration</text:p>
      <text:p text:style-name="P2">2. instanciation of class (intialise some objects of this class)</text:p>
      <text:p text:style-name="P2"/>
      <text:p text:style-name="P2">Methods: Functions declared inside the classes that can be accessed from the class instances created. </text:p>
      <text:p text:style-name="P2"/>
      <text:p text:style-name="P2">Python passes the object itself as a first argument for any method thats declared, so that you can use all the variables inside the calss as its own(i.e. method can own all the objects inside the class)</text:p>
      <text:p text:style-name="P2"/>
      <text:p text:style-name="P2">methods should always recieve 1 parameter atleast, that should be self. </text:p>
      <text:p text:style-name="P2"/>
      <text:p text:style-name="P2">Contructor: __init__ method:</text:p>
      <text:p text:style-name="P2">Contructor method help us to instanciate the class with variables or methods that you want to excecute when a object of class is created. </text:p>
      <text:p text:style-name="P2"/>
      <text:p text:style-name="P2">Constructor also helps us for dynamic assignment of the variables, </text:p>
      <text:p text:style-name="P2"/>
      <text:p text:style-name="P2">for ex; </text:p>
      <text:p text:style-name="P2">class Item:</text:p>
      <text:p text:style-name="P2"><text:tab/>def __init__(self, name):</text:p>
      <text:p text:style-name="P2"><text:tab/><text:tab/>self.name = name</text:p>
      <text:p text:style-name="P2"/>
      <text:p text:style-name="P2">Item1 = Item(“phone”)</text:p>
      <text:p text:style-name="P2"/>
      <text:p text:style-name="P2">says that pass the “phone” passed for item intiation to be the name of the object instance created thru init function. </text:p>
      <text:p text:style-name="P2"/>
      <text:p text:style-name="P2">You can also add new arguments that can be instanciated thru __init__ function. </text:p>
      <text:p text:style-name="P2"/>
      <text:p text:style-name="P2">It is always better to declare arguments with datatype, so that while intialising class people would not confuse what type should they pass:</text:p>
      <text:p text:style-name="P2"/>
      <text:p text:style-name="P2">when a default value is passed, then no need to pass the datatype.</text:p>
      <text:p text:style-name="P2"/>
      <text:p text:style-name="P7">def __init__(self, name: str, price:float, quantity=0):</text:p>
      <text:p text:style-name="P2"/>
      <text:p text:style-name="P2">for restricting some values to be not part like price should not be negitive we can use assert statements. </text:p>
      <text:p text:style-name="P2"/>
      <text:p text:style-name="P3">Assert values will also help us to catch the bugs </text:p>
      <text:p text:style-name="P3"/>
      <text:p text:style-name="P4">How to declare global variables which you can you all over the classes </text:p>
      <text:p text:style-name="P4"/>
      <text:p text:style-name="P4">Class Attributes: Helps us to use an variable that can be shared accross all instances. </text:p>
      <text:p text:style-name="P4">Instance attributes: are the ones that are declared in __init__ method. </text:p>
      <text:p text:style-name="P4"><text:soft-page-break/></text:p>
      <text:p text:style-name="P5">If any attribute is given to a class instance, it will first check whether the its from instance attribute, else then it will access it from class attributes. </text:p>
      <text:p text:style-name="P5"/>
      <text:p text:style-name="P5">__<text:span text:style-name="T1">dict__: magic attribute that will help us to access all the attributes related to an class or class instance. </text:span></text:p>
      <text:p text:style-name="P5"/>
      <text:p text:style-name="P6">Class attributes can be overwritten by instances, when we use the class attribute with the instance name and give it a new value, now instance will not search for class attribute on class leve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2:03:49.452873785</meta:creation-date>
    <dc:date>2021-11-22T16:40:00.160839018</dc:date>
    <meta:editing-duration>PT2H37M12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30" meta:word-count="393" meta:character-count="2337" meta:non-whitespace-character-count="1953"/>
  </office:meta>
</office:document-meta>
</file>